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29">
            <text:p>Vink-29</text:p>
          </table:table-cell>
          <table:table-cell office:value-type="float" office:value="53.62">
            <text:p>53.62</text:p>
          </table:table-cell>
          <table:table-cell office:value-type="float" office:value="8.31">
            <text:p>8.31</text:p>
          </table:table-cell>
          <table:table-cell office:value-type="float" office:value="1750.0">
            <text:p>1750.0</text:p>
          </table:table-cell>
          <table:table-cell office:value-type="float" office:value="25.0">
            <text:p>25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30">
            <text:p>Vink-30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750.0">
            <text:p>1750.0</text:p>
          </table:table-cell>
          <table:table-cell office:value-type="float" office:value="25.0">
            <text:p>25.0</text:p>
          </table:table-cell>
          <table:table-cell office:value-type="string" office:value="lowermost house on settlement layer 4">
            <text:p>lowermost house on settlement layer 4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31">
            <text:p>Vink-31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750.0">
            <text:p>1750.0</text:p>
          </table:table-cell>
          <table:table-cell office:value-type="float" office:value="25.0">
            <text:p>25.0</text:p>
          </table:table-cell>
          <table:table-cell office:value-type="string" office:value="lowermost house on settlement layer 5">
            <text:p>lowermost house on settlement layer 5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32">
            <text:p>Vink-32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650.0">
            <text:p>1650.0</text:p>
          </table:table-cell>
          <table:table-cell office:value-type="float" office:value="25.0">
            <text:p>25.0</text:p>
          </table:table-cell>
          <table:table-cell office:value-type="string" office:value="lowermost house on settlement layer 6">
            <text:p>lowermost house on settlement layer 6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33">
            <text:p>Vink-33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600.0">
            <text:p>1600.0</text:p>
          </table:table-cell>
          <table:table-cell office:value-type="float" office:value="25.0">
            <text:p>25.0</text:p>
          </table:table-cell>
          <table:table-cell office:value-type="string" office:value="lowermost house on settlement layer 7">
            <text:p>lowermost house on settlement layer 7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34">
            <text:p>Vink-34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548.5">
            <text:p>1548.5</text:p>
          </table:table-cell>
          <table:table-cell office:value-type="float" office:value="26.5">
            <text:p>26.5</text:p>
          </table:table-cell>
          <table:table-cell office:value-type="string" office:value="lowermost house on settlement layer 8">
            <text:p>lowermost house on settlement layer 8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28">
            <text:p>Vink-28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800.0">
            <text:p>1800.0</text:p>
          </table:table-cell>
          <table:table-cell office:value-type="float" office:value="25.0">
            <text:p>25.0</text:p>
          </table:table-cell>
          <table:table-cell office:value-type="string" office:value="lowermost house of settlement layer 3">
            <text:p>lowermost house of settlement layer 3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5">
            <text:p>-1.4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40">
            <text:p>Vink-40</text:p>
          </table:table-cell>
          <table:table-cell office:value-type="float" office:value="53.61">
            <text:p>53.61</text:p>
          </table:table-cell>
          <table:table-cell office:value-type="float" office:value="8.33">
            <text:p>8.33</text:p>
          </table:table-cell>
          <table:table-cell office:value-type="float" office:value="1275.0">
            <text:p>1275.0</text:p>
          </table:table-cell>
          <table:table-cell office:value-type="float" office:value="25.0">
            <text:p>25.0</text:p>
          </table:table-cell>
          <table:table-cell office:value-type="string" office:value="Base of settlement layer 1 on bank">
            <text:p>Base of settlement layer 1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91">
            <text:p>VinkEtal2007,Behre2003,Behre2007,Brandt199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25">
            <text:p>Vink-25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850.0">
            <text:p>1850.0</text:p>
          </table:table-cell>
          <table:table-cell office:value-type="float" office:value="25.0">
            <text:p>25.0</text:p>
          </table:table-cell>
          <table:table-cell office:value-type="string" office:value="Lowermost house of settlement layer 2">
            <text:p>Lowermost house of settlement layer 2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5">
            <text:p>-1.9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10674">
            <text:p>Hv-10674</text:p>
          </table:table-cell>
          <table:table-cell office:value-type="float" office:value="53.61">
            <text:p>53.61</text:p>
          </table:table-cell>
          <table:table-cell office:value-type="float" office:value="8.02">
            <text:p>8.02</text:p>
          </table:table-cell>
          <table:table-cell office:value-type="float" office:value="3375.0">
            <text:p>3375.0</text:p>
          </table:table-cell>
          <table:table-cell office:value-type="float" office:value="85.0">
            <text:p>85.0</text:p>
          </table:table-cell>
          <table:table-cell office:value-type="string" office:value="upper peat on clayey sand">
            <text:p>upper peat on clayey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99">
            <text:p>-2.9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5">
            <text:p>VinkEtal2007,Behre2003,Behre2007,Streif198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11607">
            <text:p>Hv-11607</text:p>
          </table:table-cell>
          <table:table-cell office:value-type="float" office:value="53.67">
            <text:p>53.67</text:p>
          </table:table-cell>
          <table:table-cell office:value-type="float" office:value="8.05">
            <text:p>8.05</text:p>
          </table:table-cell>
          <table:table-cell office:value-type="float" office:value="6975.0">
            <text:p>6975.0</text:p>
          </table:table-cell>
          <table:table-cell office:value-type="float" office:value="110.0">
            <text:p>110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6.12">
            <text:p>-16.1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5">
            <text:p>VinkEtal2007,Behre2003,Behre2007,Streif198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41">
            <text:p>Vink-41</text:p>
          </table:table-cell>
          <table:table-cell office:value-type="float" office:value="53.67">
            <text:p>53.67</text:p>
          </table:table-cell>
          <table:table-cell office:value-type="float" office:value="7.91">
            <text:p>7.91</text:p>
          </table:table-cell>
          <table:table-cell office:value-type="float" office:value="1325.0">
            <text:p>1325.0</text:p>
          </table:table-cell>
          <table:table-cell office:value-type="float" office:value="5.0">
            <text:p>5.0</text:p>
          </table:table-cell>
          <table:table-cell office:value-type="string" office:value="Base of dwelling mound on bank">
            <text:p>Base of dwelling mound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chmid1994">
            <text:p>VinkEtal2007,Behre2003,Behre2007,Schmid1994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history">
            <text:p>history</text:p>
          </table:table-cell>
          <table:table-cell office:value-type="string" office:value="Vink-46">
            <text:p>Vink-46</text:p>
          </table:table-cell>
          <table:table-cell office:value-type="float" office:value="53.48">
            <text:p>53.48</text:p>
          </table:table-cell>
          <table:table-cell office:value-type="float" office:value="8.05">
            <text:p>8.05</text:p>
          </table:table-cell>
          <table:table-cell office:value-type="float" office:value="306.0">
            <text:p>306.0</text:p>
          </table:table-cell>
          <table:table-cell office:value-type="float" office:value="0.5">
            <text:p>0.5</text:p>
          </table:table-cell>
          <table:table-cell office:value-type="string" office:value="land surface during dike construction">
            <text:p>land surface during dike construction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chutte1939">
            <text:p>VinkEtal2007,Behre2003,Behre2007,Schutte193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Kl-4159-09">
            <text:p>Kl-4159-09</text:p>
          </table:table-cell>
          <table:table-cell office:value-type="float" office:value="53.46">
            <text:p>53.46</text:p>
          </table:table-cell>
          <table:table-cell office:value-type="float" office:value="8.3">
            <text:p>8.3</text:p>
          </table:table-cell>
          <table:table-cell office:value-type="float" office:value="2980.0">
            <text:p>2980.0</text:p>
          </table:table-cell>
          <table:table-cell office:value-type="float" office:value="25.0">
            <text:p>25.0</text:p>
          </table:table-cell>
          <table:table-cell office:value-type="string" office:value="upper peat on brackish clay">
            <text:p>upper peat on brackish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2">
            <text:p>-2.0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ehreKucan1999">
            <text:p>VinkEtal2007,Behre2003,Behre2007,BehreKucan199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41">
            <text:p>Hv-8941</text:p>
          </table:table-cell>
          <table:table-cell office:value-type="float" office:value="53.53">
            <text:p>53.53</text:p>
          </table:table-cell>
          <table:table-cell office:value-type="float" office:value="8.07">
            <text:p>8.07</text:p>
          </table:table-cell>
          <table:table-cell office:value-type="float" office:value="3775.0">
            <text:p>3775.0</text:p>
          </table:table-cell>
          <table:table-cell office:value-type="float" office:value="75.0">
            <text:p>75.0</text:p>
          </table:table-cell>
          <table:table-cell office:value-type="string" office:value="upper peat on brackish clay">
            <text:p>upper peat on brackish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72">
            <text:p>-2.7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12303">
            <text:p>Hv-12303</text:p>
          </table:table-cell>
          <table:table-cell office:value-type="float" office:value="53.8">
            <text:p>53.8</text:p>
          </table:table-cell>
          <table:table-cell office:value-type="float" office:value="7.87">
            <text:p>7.87</text:p>
          </table:table-cell>
          <table:table-cell office:value-type="float" office:value="545.0">
            <text:p>545.0</text:p>
          </table:table-cell>
          <table:table-cell office:value-type="float" office:value="80.0">
            <text:p>80.0</text:p>
          </table:table-cell>
          <table:table-cell office:value-type="string" office:value="roots from groden horizon">
            <text:p>roots from groden horizon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6">
            <text:p>VinkEtal2007,Behre2003,Behre2007,Streif1986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9944">
            <text:p>Hv-9944</text:p>
          </table:table-cell>
          <table:table-cell office:value-type="float" office:value="53.62">
            <text:p>53.62</text:p>
          </table:table-cell>
          <table:table-cell office:value-type="float" office:value="8.02">
            <text:p>8.02</text:p>
          </table:table-cell>
          <table:table-cell office:value-type="float" office:value="5575.0">
            <text:p>5575.0</text:p>
          </table:table-cell>
          <table:table-cell office:value-type="float" office:value="105.0">
            <text:p>105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72">
            <text:p>-7.7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9946">
            <text:p>Hv-9946</text:p>
          </table:table-cell>
          <table:table-cell office:value-type="float" office:value="53.59">
            <text:p>53.59</text:p>
          </table:table-cell>
          <table:table-cell office:value-type="float" office:value="8.05">
            <text:p>8.05</text:p>
          </table:table-cell>
          <table:table-cell office:value-type="float" office:value="4710.0">
            <text:p>471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54">
            <text:p>-7.5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5">
            <text:p>VinkEtal2007,Behre2003,Behre2007,Streif198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300">
            <text:p>Hv-300</text:p>
          </table:table-cell>
          <table:table-cell office:value-type="float" office:value="53.8">
            <text:p>53.8</text:p>
          </table:table-cell>
          <table:table-cell office:value-type="float" office:value="7.87">
            <text:p>7.87</text:p>
          </table:table-cell>
          <table:table-cell office:value-type="float" office:value="1450.0">
            <text:p>1450.0</text:p>
          </table:table-cell>
          <table:table-cell office:value-type="float" office:value="180.0">
            <text:p>180.0</text:p>
          </table:table-cell>
          <table:table-cell office:value-type="string" office:value="Scrobicularia in living position in upper tidal flat">
            <text:p>Scrobicularia in living position in upper tidal fl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">
            <text:p>-1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indowski1969a">
            <text:p>VinkEtal2007,Behre2003,Behre2007,Sindowski1969a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34">
            <text:p>Hv-8934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4570.0">
            <text:p>4570.0</text:p>
          </table:table-cell>
          <table:table-cell office:value-type="float" office:value="90.0">
            <text:p>90.0</text:p>
          </table:table-cell>
          <table:table-cell office:value-type="string" office:value="swimming Phragmites peat">
            <text:p>swimming 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45">
            <text:p>-6.4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37">
            <text:p>Hv-8937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4035.0">
            <text:p>4035.0</text:p>
          </table:table-cell>
          <table:table-cell office:value-type="float" office:value="85.0">
            <text:p>85.0</text:p>
          </table:table-cell>
          <table:table-cell office:value-type="string" office:value="upper fen peat on clayey sands">
            <text:p>upper fen peat on clayey san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2">
            <text:p>-4.0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33">
            <text:p>Hv-8933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4340.0">
            <text:p>4340.0</text:p>
          </table:table-cell>
          <table:table-cell office:value-type="float" office:value="70.0">
            <text:p>70.0</text:p>
          </table:table-cell>
          <table:table-cell office:value-type="string" office:value="swimming Phragmites peat">
            <text:p>swimming 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23">
            <text:p>-6.2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32">
            <text:p>Hv-8932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3585.0">
            <text:p>3585.0</text:p>
          </table:table-cell>
          <table:table-cell office:value-type="float" office:value="70.0">
            <text:p>70.0</text:p>
          </table:table-cell>
          <table:table-cell office:value-type="string" office:value="upper peat on brackish clay">
            <text:p>upper peat on brackish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12">
            <text:p>-4.1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28">
            <text:p>Hv-8928</text:p>
          </table:table-cell>
          <table:table-cell office:value-type="float" office:value="53.56">
            <text:p>53.56</text:p>
          </table:table-cell>
          <table:table-cell office:value-type="float" office:value="8.05">
            <text:p>8.05</text:p>
          </table:table-cell>
          <table:table-cell office:value-type="float" office:value="7070.0">
            <text:p>7070.0</text:p>
          </table:table-cell>
          <table:table-cell office:value-type="float" office:value="150.0">
            <text:p>15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4.17">
            <text:p>-14.1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602">
            <text:p>Hv-8602</text:p>
          </table:table-cell>
          <table:table-cell office:value-type="float" office:value="53.87">
            <text:p>53.87</text:p>
          </table:table-cell>
          <table:table-cell office:value-type="float" office:value="7.91">
            <text:p>7.91</text:p>
          </table:table-cell>
          <table:table-cell office:value-type="float" office:value="7960.0">
            <text:p>7960.0</text:p>
          </table:table-cell>
          <table:table-cell office:value-type="float" office:value="205.0">
            <text:p>205.0</text:p>
          </table:table-cell>
          <table:table-cell office:value-type="string" office:value="brackish lagoonal sediments with Phragmites roots">
            <text:p>brackish lagoonal sediments with Phragmites 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5.63">
            <text:p>-25.63</text:p>
          </table:table-cell>
          <table:table-cell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string" office:value="VinkEtal2007,Behre2003,Behre2007,LudwigEtal1981">
            <text:p>VinkEtal2007,Behre2003,Behre2007,LudwigEtal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6904">
            <text:p>Hv-6904</text:p>
          </table:table-cell>
          <table:table-cell office:value-type="float" office:value="53.53">
            <text:p>53.53</text:p>
          </table:table-cell>
          <table:table-cell office:value-type="float" office:value="8.09">
            <text:p>8.09</text:p>
          </table:table-cell>
          <table:table-cell office:value-type="float" office:value="3255.0">
            <text:p>3255.0</text:p>
          </table:table-cell>
          <table:table-cell office:value-type="float" office:value="100.0">
            <text:p>100.0</text:p>
          </table:table-cell>
          <table:table-cell office:value-type="string" office:value="upper peat on brackish clay">
            <text:p>upper peat on brackish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4">
            <text:p>-2.5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ehreEtal1975">
            <text:p>VinkEtal2007,Behre2003,Behre2007,BehreEtal197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21">
            <text:p>Vink-21</text:p>
          </table:table-cell>
          <table:table-cell office:value-type="float" office:value="53.54">
            <text:p>53.54</text:p>
          </table:table-cell>
          <table:table-cell office:value-type="float" office:value="8.53">
            <text:p>8.53</text:p>
          </table:table-cell>
          <table:table-cell office:value-type="float" office:value="2040.0">
            <text:p>2040.0</text:p>
          </table:table-cell>
          <table:table-cell office:value-type="float" office:value="40.0">
            <text:p>40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7133">
            <text:p>Hv-7133</text:p>
          </table:table-cell>
          <table:table-cell office:value-type="float" office:value="53.67">
            <text:p>53.67</text:p>
          </table:table-cell>
          <table:table-cell office:value-type="float" office:value="8.54">
            <text:p>8.54</text:p>
          </table:table-cell>
          <table:table-cell office:value-type="float" office:value="6855.0">
            <text:p>6855.0</text:p>
          </table:table-cell>
          <table:table-cell office:value-type="float" office:value="90.0">
            <text:p>90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.1">
            <text:p>-13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Preuss1979">
            <text:p>VinkEtal2007,Behre2003,Behre2007,Preuss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7195">
            <text:p>Hv-7195</text:p>
          </table:table-cell>
          <table:table-cell office:value-type="float" office:value="53.51">
            <text:p>53.51</text:p>
          </table:table-cell>
          <table:table-cell office:value-type="float" office:value="8.53">
            <text:p>8.53</text:p>
          </table:table-cell>
          <table:table-cell office:value-type="float" office:value="7110.0">
            <text:p>7110.0</text:p>
          </table:table-cell>
          <table:table-cell office:value-type="float" office:value="65.0">
            <text:p>65.0</text:p>
          </table:table-cell>
          <table:table-cell office:value-type="string" office:value="basal peat">
            <text:p>basal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.78">
            <text:p>-12.78</text:p>
          </table:table-cell>
          <table:table-cell office:value-type="float" office:value="0.1">
            <text:p>0.1</text:p>
          </table:table-cell>
          <table:table-cell office:value-type="float" office:value="1.81">
            <text:p>1.81</text:p>
          </table:table-cell>
          <table:table-cell office:value-type="string" office:value="VinkEtal2007,Behre2003,Behre2007,Preuss1979">
            <text:p>VinkEtal2007,Behre2003,Behre2007,Preuss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7434">
            <text:p>Hv-7434</text:p>
          </table:table-cell>
          <table:table-cell office:value-type="float" office:value="53.79">
            <text:p>53.79</text:p>
          </table:table-cell>
          <table:table-cell office:value-type="float" office:value="8.55">
            <text:p>8.55</text:p>
          </table:table-cell>
          <table:table-cell office:value-type="float" office:value="4715.0">
            <text:p>4715.0</text:p>
          </table:table-cell>
          <table:table-cell office:value-type="float" office:value="85.0">
            <text:p>85.0</text:p>
          </table:table-cell>
          <table:table-cell office:value-type="string" office:value="swimming peat on lagunal sediments">
            <text:p>swimming peat on lagunal sedime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57">
            <text:p>-7.5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Preuss1979">
            <text:p>VinkEtal2007,Behre2003,Behre2007,Preuss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601">
            <text:p>Hv-8601</text:p>
          </table:table-cell>
          <table:table-cell office:value-type="float" office:value="53.87">
            <text:p>53.87</text:p>
          </table:table-cell>
          <table:table-cell office:value-type="float" office:value="7.91">
            <text:p>7.91</text:p>
          </table:table-cell>
          <table:table-cell office:value-type="float" office:value="7980.0">
            <text:p>7980.0</text:p>
          </table:table-cell>
          <table:table-cell office:value-type="float" office:value="60.0">
            <text:p>60.0</text:p>
          </table:table-cell>
          <table:table-cell office:value-type="string" office:value="brackish lagoonal sediments with Phragmites roots">
            <text:p>brackish lagoonal sediments with Phragmites 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5.0">
            <text:p>-25.0</text:p>
          </table:table-cell>
          <table:table-cell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string" office:value="VinkEtal2007,Behre2003,Behre2007,LudwigEtal1981">
            <text:p>VinkEtal2007,Behre2003,Behre2007,LudwigEtal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9943">
            <text:p>Hv-9943</text:p>
          </table:table-cell>
          <table:table-cell office:value-type="float" office:value="53.62">
            <text:p>53.62</text:p>
          </table:table-cell>
          <table:table-cell office:value-type="float" office:value="8.02">
            <text:p>8.02</text:p>
          </table:table-cell>
          <table:table-cell office:value-type="float" office:value="4175.0">
            <text:p>4175.0</text:p>
          </table:table-cell>
          <table:table-cell office:value-type="float" office:value="65.0">
            <text:p>65.0</text:p>
          </table:table-cell>
          <table:table-cell office:value-type="string" office:value="swimming Phragmites peat">
            <text:p>swimming 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4">
            <text:p>-5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5">
            <text:p>VinkEtal2007,Behre2003,Behre2007,Streif198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600">
            <text:p>Hv-8600</text:p>
          </table:table-cell>
          <table:table-cell office:value-type="float" office:value="53.87">
            <text:p>53.87</text:p>
          </table:table-cell>
          <table:table-cell office:value-type="float" office:value="7.91">
            <text:p>7.91</text:p>
          </table:table-cell>
          <table:table-cell office:value-type="float" office:value="7540.0">
            <text:p>7540.0</text:p>
          </table:table-cell>
          <table:table-cell office:value-type="float" office:value="80.0">
            <text:p>80.0</text:p>
          </table:table-cell>
          <table:table-cell office:value-type="string" office:value="brackish lagoonal sediments with Phragmites roots">
            <text:p>brackish lagoonal sediments with Phragmites 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4.56">
            <text:p>-24.56</text:p>
          </table:table-cell>
          <table:table-cell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string" office:value="VinkEtal2007,Behre2003,Behre2007,LudwigEtal1981">
            <text:p>VinkEtal2007,Behre2003,Behre2007,LudwigEtal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9940">
            <text:p>Hv-9940</text:p>
          </table:table-cell>
          <table:table-cell office:value-type="float" office:value="53.59">
            <text:p>53.59</text:p>
          </table:table-cell>
          <table:table-cell office:value-type="float" office:value="7.99">
            <text:p>7.99</text:p>
          </table:table-cell>
          <table:table-cell office:value-type="float" office:value="4655.0">
            <text:p>465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98">
            <text:p>-8.9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5">
            <text:p>VinkEtal2007,Behre2003,Behre2007,Streif198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9257">
            <text:p>Hv-9257</text:p>
          </table:table-cell>
          <table:table-cell office:value-type="float" office:value="53.8">
            <text:p>53.8</text:p>
          </table:table-cell>
          <table:table-cell office:value-type="float" office:value="7.87">
            <text:p>7.87</text:p>
          </table:table-cell>
          <table:table-cell office:value-type="float" office:value="1540.0">
            <text:p>1540.0</text:p>
          </table:table-cell>
          <table:table-cell office:value-type="float" office:value="75.0">
            <text:p>75.0</text:p>
          </table:table-cell>
          <table:table-cell office:value-type="string" office:value="Scrobicularia in living position in upper tidal flat">
            <text:p>Scrobicularia in living position in upper tidal fl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nisch1980">
            <text:p>VinkEtal2007,Behre2003,Behre2007,Hanisch1980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20">
            <text:p>Vink-20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915.0">
            <text:p>1915.0</text:p>
          </table:table-cell>
          <table:table-cell office:value-type="float" office:value="10.0">
            <text:p>10.0</text:p>
          </table:table-cell>
          <table:table-cell office:value-type="string" office:value="footbridge">
            <text:p>footbridg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75">
            <text:p>-1.7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17">
            <text:p>Vink-17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915.0">
            <text:p>1915.0</text:p>
          </table:table-cell>
          <table:table-cell office:value-type="float" office:value="10.0">
            <text:p>10.0</text:p>
          </table:table-cell>
          <table:table-cell office:value-type="string" office:value="Base of settlement layer 1 c (plain)">
            <text:p>Base of settlement layer 1 c (plain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">
            <text:p>-2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14">
            <text:p>Vink-14</text:p>
          </table:table-cell>
          <table:table-cell office:value-type="float" office:value="53.56">
            <text:p>53.56</text:p>
          </table:table-cell>
          <table:table-cell office:value-type="float" office:value="8.28">
            <text:p>8.28</text:p>
          </table:table-cell>
          <table:table-cell office:value-type="float" office:value="1900.0">
            <text:p>1900.0</text:p>
          </table:table-cell>
          <table:table-cell office:value-type="float" office:value="50.0">
            <text:p>50.0</text:p>
          </table:table-cell>
          <table:table-cell office:value-type="string" office:value="Base of settlement layer">
            <text:p>Base of settlement lay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4">
            <text:p>-2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13">
            <text:p>Vink-13</text:p>
          </table:table-cell>
          <table:table-cell office:value-type="float" office:value="53.58">
            <text:p>53.58</text:p>
          </table:table-cell>
          <table:table-cell office:value-type="float" office:value="7.86">
            <text:p>7.86</text:p>
          </table:table-cell>
          <table:table-cell office:value-type="float" office:value="1900.0">
            <text:p>1900.0</text:p>
          </table:table-cell>
          <table:table-cell office:value-type="float" office:value="50.0">
            <text:p>50.0</text:p>
          </table:table-cell>
          <table:table-cell office:value-type="string" office:value="Base of settlement layer">
            <text:p>Base of settlement lay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45">
            <text:p>-2.4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10">
            <text:p>Vink-10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2000.0">
            <text:p>2000.0</text:p>
          </table:table-cell>
          <table:table-cell office:value-type="float" office:value="50.0">
            <text:p>50.0</text:p>
          </table:table-cell>
          <table:table-cell office:value-type="string" office:value="Base settlement plain 1 a on bank">
            <text:p>Base settlement plain 1 a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09">
            <text:p>Vink-09</text:p>
          </table:table-cell>
          <table:table-cell office:value-type="float" office:value="53.65">
            <text:p>53.65</text:p>
          </table:table-cell>
          <table:table-cell office:value-type="float" office:value="8.53">
            <text:p>8.53</text:p>
          </table:table-cell>
          <table:table-cell office:value-type="float" office:value="1975.0">
            <text:p>1975.0</text:p>
          </table:table-cell>
          <table:table-cell office:value-type="float" office:value="25.0">
            <text:p>25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5">
            <text:p>-2.5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_14C">
            <text:p>archeology_14C</text:p>
          </table:table-cell>
          <table:table-cell office:value-type="string" office:value="Vink-03">
            <text:p>Vink-03</text:p>
          </table:table-cell>
          <table:table-cell office:value-type="float" office:value="53.4">
            <text:p>53.4</text:p>
          </table:table-cell>
          <table:table-cell office:value-type="float" office:value="8.44">
            <text:p>8.44</text:p>
          </table:table-cell>
          <table:table-cell office:value-type="float" office:value="2850.0">
            <text:p>2850.0</text:p>
          </table:table-cell>
          <table:table-cell office:value-type="float" office:value="50.0">
            <text:p>50.0</text:p>
          </table:table-cell>
          <table:table-cell office:value-type="string" office:value="lower settlement layer on shore bank">
            <text:p>lower settlement layer on shore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6">
            <text:p>-3.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ahl2002a,Strahl2002b">
            <text:p>VinkEtal2007,Behre2003,Behre2007,Strahl2002a,Strahl2002b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pollen">
            <text:p>pollen</text:p>
          </table:table-cell>
          <table:table-cell office:value-type="string" office:value="Vink-02">
            <text:p>Vink-02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3250.0">
            <text:p>3250.0</text:p>
          </table:table-cell>
          <table:table-cell office:value-type="float" office:value="100.0">
            <text:p>100.0</text:p>
          </table:table-cell>
          <table:table-cell office:value-type="string" office:value="upper peat">
            <text:p>upper pea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45">
            <text:p>-2.4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KorberGrohne1967">
            <text:p>VinkEtal2007,Behre2003,Behre2007,KorberGrohne1967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pollen">
            <text:p>pollen</text:p>
          </table:table-cell>
          <table:table-cell office:value-type="string" office:value="Vink-01">
            <text:p>Vink-01</text:p>
          </table:table-cell>
          <table:table-cell office:value-type="float" office:value="53.53">
            <text:p>53.53</text:p>
          </table:table-cell>
          <table:table-cell office:value-type="float" office:value="8.09">
            <text:p>8.09</text:p>
          </table:table-cell>
          <table:table-cell office:value-type="float" office:value="5150.0">
            <text:p>515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9">
            <text:p>-8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ehreEtal1975">
            <text:p>VinkEtal2007,Behre2003,Behre2007,BehreEtal197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43">
            <text:p>Hv-8943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5300.0">
            <text:p>5300.0</text:p>
          </table:table-cell>
          <table:table-cell office:value-type="float" office:value="90.0">
            <text:p>90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85">
            <text:p>-8.8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20509">
            <text:p>Hv-20509</text:p>
          </table:table-cell>
          <table:table-cell office:value-type="float" office:value="53.66">
            <text:p>53.66</text:p>
          </table:table-cell>
          <table:table-cell office:value-type="float" office:value="7.93">
            <text:p>7.93</text:p>
          </table:table-cell>
          <table:table-cell office:value-type="float" office:value="1205.0">
            <text:p>1205.0</text:p>
          </table:table-cell>
          <table:table-cell office:value-type="float" office:value="115.0">
            <text:p>115.0</text:p>
          </table:table-cell>
          <table:table-cell office:value-type="string" office:value="Field as basis of dwelling mound">
            <text:p>Field as basis of dwelling mou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75">
            <text:p>-1.7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Ey1995">
            <text:p>VinkEtal2007,Behre2003,Behre2007,Ey199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44">
            <text:p>Hv-8944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5685.0">
            <text:p>5685.0</text:p>
          </table:table-cell>
          <table:table-cell office:value-type="float" office:value="310.0">
            <text:p>310.0</text:p>
          </table:table-cell>
          <table:table-cell office:value-type="string" office:value="basal wood peat">
            <text:p>basal 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42">
            <text:p>-7.42</text:p>
          </table:table-cell>
          <table:table-cell office:value-type="float" office:value="0.1">
            <text:p>0.1</text:p>
          </table:table-cell>
          <table:table-cell office:value-type="float" office:value="1.81">
            <text:p>1.81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36">
            <text:p>Hv-8936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6105.0">
            <text:p>6105.0</text:p>
          </table:table-cell>
          <table:table-cell office:value-type="float" office:value="80.0">
            <text:p>80.0</text:p>
          </table:table-cell>
          <table:table-cell office:value-type="string" office:value="basal fen peat">
            <text:p>basal 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73">
            <text:p>-6.73</text:p>
          </table:table-cell>
          <table:table-cell office:value-type="float" office:value="0.1">
            <text:p>0.1</text:p>
          </table:table-cell>
          <table:table-cell office:value-type="float" office:value="1.81">
            <text:p>1.81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35">
            <text:p>Hv-8935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5765.0">
            <text:p>5765.0</text:p>
          </table:table-cell>
          <table:table-cell office:value-type="float" office:value="115.0">
            <text:p>115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35">
            <text:p>-8.3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9939">
            <text:p>Hv-9939</text:p>
          </table:table-cell>
          <table:table-cell office:value-type="float" office:value="53.59">
            <text:p>53.59</text:p>
          </table:table-cell>
          <table:table-cell office:value-type="float" office:value="7.99">
            <text:p>7.99</text:p>
          </table:table-cell>
          <table:table-cell office:value-type="float" office:value="3250.0">
            <text:p>3250.0</text:p>
          </table:table-cell>
          <table:table-cell office:value-type="float" office:value="80.0">
            <text:p>80.0</text:p>
          </table:table-cell>
          <table:table-cell office:value-type="string" office:value="fen peat on brackish clay">
            <text:p>fen peat on brackish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8">
            <text:p>-1.9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5">
            <text:p>VinkEtal2007,Behre2003,Behre2007,Streif198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019">
            <text:p>Hv-8019</text:p>
          </table:table-cell>
          <table:table-cell office:value-type="float" office:value="53.46">
            <text:p>53.46</text:p>
          </table:table-cell>
          <table:table-cell office:value-type="float" office:value="8.3">
            <text:p>8.3</text:p>
          </table:table-cell>
          <table:table-cell office:value-type="float" office:value="4160.0">
            <text:p>4160.0</text:p>
          </table:table-cell>
          <table:table-cell office:value-type="float" office:value="45.0">
            <text:p>45.0</text:p>
          </table:table-cell>
          <table:table-cell office:value-type="string" office:value="fen peat on brackish clay">
            <text:p>fen peat on brackish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0">
            <text:p>-5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4">
            <text:p>VinkEtal2007,Behre2003,Behre2007,Streif198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